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6.4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48.76pt" fo:break-before="auto" style:use-optimal-row-height="false"/>
    </style:style>
    <style:style style:name="ro9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182f7c" fo:font-weight="bold" style:font-weight-asian="bold" style:font-weight-complex="bold"/>
    </style:style>
    <style:style style:name="T3" style:family="text">
      <style:text-properties fo:color="#454fa1"/>
    </style:style>
    <style:style style:name="T4" style:family="text">
      <style:text-properties style:font-name="Liberation Sans" style:font-name-asian="Bitstream Vera Sans" style:font-name-complex="Noto Sans Devanagar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5" table:default-cell-style-name="ce6"/>
        <table:table-column table:style-name="co1" table:number-columns-repeated="11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column table:style-name="co8" table:default-cell-style-name="ce6"/>
        <table:table-column table:style-name="co1" table:number-columns-repeated="2" table:default-cell-style-name="ce6"/>
        <table:table-row table:style-name="ro1">
          <table:table-cell table:number-columns-repeated="10"/>
          <table:table-cell office:value-type="string" calcext:value-type="string">
            <text:p>ps-72</text:p>
          </table:table-cell>
          <table:table-cell office:value-type="string" calcext:value-type="string">
            <text:p>jes-11</text:p>
          </table:table-cell>
          <table:table-cell office:value-type="string" calcext:value-type="string">
            <text:p>jes-21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43</text:p>
          </table:table-cell>
          <table:table-cell office:value-type="string" calcext:value-type="string">
            <text:p>jes-66-19-ff</text:p>
          </table:table-cell>
          <table:table-cell office:value-type="string" calcext:value-type="string">
            <text:p>jer-25</text:p>
          </table:table-cell>
          <table:table-cell office:value-type="string" calcext:value-type="string">
            <text:p>jer-46</text:p>
            <text:p>Aegypten?</text:p>
          </table:table-cell>
          <table:table-cell office:value-type="string" calcext:value-type="string">
            <text:p>hes-27</text:p>
            <text:p>Klagelied über Tyrus</text:p>
          </table:table-cell>
          <table:table-cell office:value-type="string" calcext:value-type="string">
            <text:p>hes-30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</table:table-cell>
          <table:table-cell office:value-type="string" calcext:value-type="string">
            <text:p>hes-39</text:p>
          </table:table-cell>
          <table:table-cell office:value-type="string" calcext:value-type="string">
            <text:p>nah-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>
          <table:table-cell table:number-columns-repeated="2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18"/>
        </table:table-row>
        <table:table-row-group>
          <table:table-row table:style-name="ro1">
            <table:table-cell table:formula="of:=[.A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  <text:p>Gomer = Gallier (Galaterbrief?)</text:p>
            </table:table-cell>
            <table:table-cell table:number-columns-repeated="11"/>
            <table:table-cell office:value-type="string" calcext:value-type="string">
              <text:p>x</text:p>
            </table:table-cell>
            <table:table-cell table:number-columns-repeated="3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 table:display="false">
            <table:table-row table:style-name="ro2" table:visibility="collapse">
              <table:table-cell table:formula="of:=[.A4]+1" office:value-type="float" office:value="3" calcext:value-type="float">
                <text:p>3</text:p>
              </table:table-cell>
              <table:table-cell table:formula="of:=[.B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15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3" table:visibility="collapse">
              <table:table-cell table:formula="of:=[.A5]+1" office:value-type="float" office:value="4" calcext:value-type="float">
                <text:p>4</text:p>
              </table:table-cell>
              <table:table-cell table:formula="of:=[.B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  <text:p>Riphat = Eu<text:span text:style-name="T2">R</text:span>o<text:span text:style-name="T2">P</text:span>a?</text:p>
              </table:table-cell>
              <table:table-cell table:number-columns-repeated="18"/>
            </table:table-row>
            <table:table-row table:style-name="ro4" table:visibility="collapse">
              <table:table-cell table:formula="of:=[.A6]+1" office:value-type="float" office:value="5" calcext:value-type="float">
                <text:p>5</text:p>
              </table:table-cell>
              <table:table-cell table:formula="of:=[.B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3"/>
              <table:table-cell office:value-type="string" calcext:value-type="string">
                <text:p>To<text:span text:style-name="T2">garma</text:span><text:span text:style-name="T3"> </text:span>= Germania?</text:p>
              </table:table-cell>
              <table:table-cell table:number-columns-repeated="8"/>
              <table:table-cell office:value-type="string" calcext:value-type="string">
                <text:p>x, V.14: Rosse, Reitpferde, Maulesel</text:p>
              </table:table-cell>
              <table:table-cell table:number-columns-repeated="2"/>
              <table:table-cell office:value-type="string" calcext:value-type="string">
                <text:p>V.6 Haus Togarma im aeussersten Norden hes-38-6</text:p>
                <text:p><text:span text:style-name="T6">Evtl. ist Gog = Togarma (hes-38-14-15)</text:span></text:p>
              </table:table-cell>
              <table:table-cell table:number-columns-repeated="6"/>
            </table:table-row>
          </table:table-row-group>
          <table:table-row table:style-name="ro2">
            <table:table-cell table:formula="of:=[.A7]+1" office:value-type="float" office:value="6" calcext:value-type="float">
              <text:p>6</text:p>
            </table:table-cell>
            <table:table-cell table:formula="of:=[.B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16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5"/>
          </table:table-row>
          <table:table-row table:style-name="ro5">
            <table:table-cell table:formula="of:=[.A8]+1" office:value-type="float" office:value="7" calcext:value-type="float">
              <text:p>7</text:p>
            </table:table-cell>
            <table:table-cell table:formula="of:=[.B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6"/>
            <table:table-cell office:value-type="string" calcext:value-type="string">
              <text:p>x, V.25</text:p>
            </table:table-cell>
            <table:table-cell/>
            <table:table-cell office:value-type="string" calcext:value-type="string">
              <text:p>V.10 “Perser”</text:p>
            </table:table-cell>
            <table:table-cell table:number-columns-repeated="6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1">
            <table:table-cell table:formula="of:=[.A9]+1" office:value-type="float" office:value="8" calcext:value-type="float">
              <text:p>8</text:p>
            </table:table-cell>
            <table:table-cell table:formula="of:=[.B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4"/>
            <table:table-cell office:value-type="string" calcext:value-type="string">
              <text:p>Vorfahre der Griechen (Ionier)</text:p>
            </table:table-cell>
            <table:table-cell/>
            <table:table-cell office:value-type="string" calcext:value-type="string">
              <text:p>Inseln: V.11</text:p>
            </table:table-cell>
            <table:table-cell table:number-columns-repeated="3"/>
            <table:table-cell office:value-type="string" calcext:value-type="string">
              <text:p>5, V. 19 (Beachte: Inseln)</text:p>
            </table:table-cell>
            <table:table-cell table:number-columns-repeated="2"/>
            <table:table-cell office:value-type="string" calcext:value-type="string">
              <text:p>x, V.13 Kaufleute</text:p>
              <text:p>x, V.19</text:p>
            </table:table-cell>
            <table:table-cell table:number-columns-repeated="3"/>
            <table:table-cell office:value-type="string" calcext:value-type="string">
              <text:p>Inseln: V.6</text:p>
            </table:table-cell>
            <table:table-cell table:number-columns-repeated="2"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>
            <table:table-row table:style-name="ro6">
              <table:table-cell table:formula="of:=[.A10]+1" office:value-type="float" office:value="9" calcext:value-type="float">
                <text:p>9</text:p>
              </table:table-cell>
              <table:table-cell table:formula="of:=[.B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12"/>
              <table:table-cell office:value-type="string" calcext:value-type="string">
                <text:p>V.7: blauer u. roter Purpur von Inseln Elischas</text:p>
              </table:table-cell>
              <table:table-cell table:number-columns-repeated="9"/>
            </table:table-row>
            <table:table-row table:style-name="ro7">
              <table:table-cell table:formula="of:=[.A11]+1" office:value-type="float" office:value="10" calcext:value-type="float">
                <text:p>10</text:p>
              </table:table-cell>
              <table:table-cell table:formula="of:=[.B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</table:table-cell>
              <table:table-cell office:value-type="string" calcext:value-type="string">
                <text:p>x</text:p>
              </table:table-cell>
              <table:table-cell table:number-columns-repeated="2"/>
              <table:table-cell office:value-type="string" calcext:value-type="string">
                <text:p>x, V.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2"/>
              <table:table-cell office:value-type="string" calcext:value-type="string">
                <text:p>x, V.12</text:p>
                <text:p>x, V.25</text:p>
              </table:table-cell>
              <table:table-cell table:number-columns-repeated="2"/>
              <table:table-cell office:value-type="string" calcext:value-type="string">
                <text:p>V. 13 Kaufleute von Tarsis</text:p>
              </table:table-cell>
              <table:table-cell table:number-columns-repeated="6"/>
            </table:table-row>
            <table:table-row table:style-name="ro7">
              <table:table-cell table:formula="of:=[.A12]+1" office:value-type="float" office:value="11" calcext:value-type="float">
                <text:p>11</text:p>
              </table:table-cell>
              <table:table-cell table:formula="of:=[.B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 table:number-columns-repeated="3"/>
              <table:table-cell office:value-type="string" calcext:value-type="string">
                <text:p>x. V.1/ V.12</text:p>
              </table:table-cell>
              <table:table-cell table:number-columns-repeated="4"/>
              <table:table-cell office:value-type="string" calcext:value-type="string">
                <text:p>x. V.6</text:p>
              </table:table-cell>
              <table:table-cell table:number-columns-repeated="9"/>
            </table:table-row>
            <table:table-row table:style-name="ro8">
              <table:table-cell table:formula="of:=[.A13]+1" office:value-type="float" office:value="12" calcext:value-type="float">
                <text:p>12</text:p>
              </table:table-cell>
              <table:table-cell table:formula="of:=[.B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, es gibt aber auch die Dedaniter (Strongs H1720)</text:p>
              </table:table-cell>
              <table:table-cell table:number-columns-repeated="2"/>
              <table:table-cell office:value-type="string" calcext:value-type="string">
                <text:p>V.13: Karawanen der Dedaniter</text:p>
              </table:table-cell>
              <table:table-cell table:number-columns-repeated="15"/>
            </table:table-row>
          </table:table-row-group>
          <table:table-row table:style-name="ro6">
            <table:table-cell table:formula="of:=[.A14]+1" office:value-type="float" office:value="13" calcext:value-type="float">
              <text:p>13</text:p>
            </table:table-cell>
            <table:table-cell table:formula="of:=[.B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10"/>
            <table:table-cell office:value-type="string" calcext:value-type="string">
              <text:p>4, V. 19</text:p>
            </table:table-cell>
            <table:table-cell table:number-columns-repeated="2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6">
            <table:table-cell table:formula="of:=[.A15]+1" office:value-type="float" office:value="14" calcext:value-type="float">
              <text:p>14</text:p>
            </table:table-cell>
            <table:table-cell table:formula="of:=[.B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8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2">
            <table:table-cell table:formula="of:=[.A16]+1" office:value-type="float" office:value="15" calcext:value-type="float">
              <text:p>15</text:p>
            </table:table-cell>
            <table:table-cell table:formula="of:=[.B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15"/>
            <table:table-cell table:style-name="Default"/>
            <table:table-cell table:number-columns-repeated="2"/>
          </table:table-row>
        </table:table-row-group>
        <table:table-row table:style-name="ro2">
          <table:table-cell table:formula="of:=[.A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18"/>
        </table:table-row>
        <table:table-row-group>
          <table:table-row table:style-name="ro4">
            <table:table-cell table:formula="of:=[.A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12"/>
            <table:table-cell office:value-type="string" calcext:value-type="string">
              <text:p>V.9: Zusammen mit Put als “Schild fassende” genannt</text:p>
            </table:table-cell>
            <table:table-cell table:number-columns-repeated="10"/>
          </table:table-row>
          <table:table-row-group>
            <table:table-row table:style-name="ro1">
              <table:table-cell table:formula="of:=[.A19]+1" office:value-type="float" office:value="18" calcext:value-type="float">
                <text:p>18</text:p>
              </table:table-cell>
              <table:table-cell table:formula="of:=[.B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</text:p>
              </table:table-cell>
              <table:table-cell table:number-columns-repeated="3"/>
              <table:table-cell office:value-type="string" calcext:value-type="string">
                <text:p>Vgl Scheba</text:p>
              </table:table-cell>
              <table:table-cell office:value-type="string" calcext:value-type="string">
                <text:p>V.10 Abgaben entrichten</text:p>
              </table:table-cell>
              <table:table-cell table:number-columns-repeated="3"/>
              <table:table-cell office:value-type="string" calcext:value-type="string">
                <text:p>V.3: Lösegeld</text:p>
              </table:table-cell>
              <table:table-cell table:number-columns-repeated="3"/>
              <table:table-cell office:value-type="string" calcext:value-type="string">
                <text:p>? V.22 ?</text:p>
              </table:table-cell>
              <table:table-cell table:number-columns-repeated="2"/>
              <table:table-cell office:value-type="string" calcext:value-type="string">
                <text:p>? V.13 ?</text:p>
              </table:table-cell>
              <table:table-cell table:number-columns-repeated="6"/>
            </table:table-row>
            <table:table-row table:style-name="ro6">
              <table:table-cell table:formula="of:=[.A20]+1" office:value-type="float" office:value="19" calcext:value-type="float">
                <text:p>19</text:p>
              </table:table-cell>
              <table:table-cell table:formula="of:=[.B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</text:p>
              </table:table-cell>
              <table:table-cell table:number-columns-repeated="3"/>
              <table:table-cell office:value-type="string" calcext:value-type="string">
                <text:p>Hawila auch ein Sohn von Joktan.</text:p>
                <text:p>Hawila bis Sur vor Aegypten (1mo-25-18)</text:p>
              </table:table-cell>
              <table:table-cell table:number-columns-repeated="18"/>
            </table:table-row>
            <table:table-row table:style-name="ro2">
              <table:table-cell table:formula="of:=[.A21]+1" office:value-type="float" office:value="20" calcext:value-type="float">
                <text:p>20</text:p>
              </table:table-cell>
              <table:table-cell table:formula="of:=[.B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18"/>
            </table:table-row>
            <table:table-row table:style-name="ro2">
              <table:table-cell table:formula="of:=[.A22]+1" office:value-type="float" office:value="21" calcext:value-type="float">
                <text:p>21</text:p>
              </table:table-cell>
              <table:table-cell table:formula="of:=[.B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</text:p>
              </table:table-cell>
              <table:table-cell table:number-columns-repeated="12"/>
              <table:table-cell office:value-type="string" calcext:value-type="string">
                <text:p>V.22</text:p>
              </table:table-cell>
              <table:table-cell table:number-columns-repeated="9"/>
            </table:table-row>
            <table:table-row table:style-name="ro9">
              <table:table-cell table:formula="of:=[.A23]+1" office:value-type="float" office:value="22" calcext:value-type="float">
                <text:p>22</text:p>
              </table:table-cell>
              <table:table-cell table:formula="of:=[.B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2"/>
              <table:table-cell office:value-type="string" calcext:value-type="string">
                <text:p>Vgl Seba</text:p>
                <text:p>Scheba auch ein Sohn von Joktan</text:p>
                <text:p>Die Königin von Scheba (1koe-10-1-ff)</text:p>
              </table:table-cell>
              <table:table-cell table:number-columns-repeated="18"/>
            </table:table-row>
            <table:table-row table:style-name="ro3">
              <table:table-cell table:formula="of:=[.A24]+1" office:value-type="float" office:value="23" calcext:value-type="float">
                <text:p>23</text:p>
              </table:table-cell>
              <table:table-cell table:formula="of:=[.B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</text:p>
              </table:table-cell>
              <table:table-cell table:number-columns-repeated="2"/>
              <table:table-cell office:value-type="string" calcext:value-type="string">
                <text:p>Vgl die Dedaniter (Dodaniter)</text:p>
              </table:table-cell>
              <table:table-cell table:number-columns-repeated="18"/>
            </table:table-row>
            <table:table-row table:style-name="ro6">
              <table:table-cell table:formula="of:=[.A25]+1" office:value-type="float" office:value="24" calcext:value-type="float">
                <text:p>24</text:p>
              </table:table-cell>
              <table:table-cell table:formula="of:=[.B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</text:p>
              </table:table-cell>
              <table:table-cell table:number-columns-repeated="3"/>
              <table:table-cell office:value-type="string" calcext:value-type="string">
                <text:p>Nur 1mo-10 und 1chr-1</text:p>
                <text:p>Beachte Namensaehnlichkeit zu Sabta</text:p>
              </table:table-cell>
              <table:table-cell table:number-columns-repeated="18"/>
            </table:table-row>
            <table:table-row table:style-name="ro2">
              <table:table-cell table:formula="of:=[.A26]+1" office:value-type="float" office:value="25" calcext:value-type="float">
                <text:p>25</text:p>
              </table:table-cell>
              <table:table-cell table:formula="of:=[.B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22"/>
            </table:table-row>
          </table:table-row-group>
          <table:table-row table:style-name="ro2">
            <table:table-cell table:formula="of:=[.A27]+1" office:value-type="float" office:value="26" calcext:value-type="float">
              <text:p>26</text:p>
            </table:table-cell>
            <table:table-cell table:formula="of:=[.B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12"/>
            <table:table-cell office:value-type="string" calcext:value-type="string">
              <text:p>V.8:</text:p>
            </table:table-cell>
            <table:table-cell/>
            <table:table-cell office:value-type="string" calcext:value-type="string">
              <text:p>V.5</text:p>
            </table:table-cell>
            <table:table-cell table:number-columns-repeated="8"/>
          </table:table-row>
          <table:table-row-group>
            <table:table-row table:style-name="ro3">
              <table:table-cell table:formula="of:=[.A28]+1" office:value-type="float" office:value="27" calcext:value-type="float">
                <text:p>27</text:p>
              </table:table-cell>
              <table:table-cell table:formula="of:=[.B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11"/>
              <table:table-cell office:value-type="string" calcext:value-type="string">
                <text:p>V.9: fassen den Bogen</text:p>
              </table:table-cell>
              <table:table-cell office:value-type="string" calcext:value-type="string">
                <text:p>V.10: Kriegsleute</text:p>
              </table:table-cell>
              <table:table-cell office:value-type="string" calcext:value-type="string">
                <text:p>V.5</text:p>
              </table:table-cell>
              <table:table-cell table:number-columns-repeated="8"/>
            </table:table-row>
            <table:table-row table:style-name="ro2">
              <table:table-cell table:formula="of:=[.A29]+1" office:value-type="float" office:value="28" calcext:value-type="float">
                <text:p>28</text:p>
              </table:table-cell>
              <table:table-cell table:formula="of:=[.B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22"/>
            </table:table-row>
            <table:table-row table:style-name="ro2">
              <table:table-cell table:formula="of:=[.A30]+1" office:value-type="float" office:value="29" calcext:value-type="float">
                <text:p>29</text:p>
              </table:table-cell>
              <table:table-cell table:formula="of:=[.B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22"/>
            </table:table-row>
            <table:table-row table:style-name="ro2">
              <table:table-cell table:formula="of:=[.A31]+1" office:value-type="float" office:value="30" calcext:value-type="float">
                <text:p>30</text:p>
              </table:table-cell>
              <table:table-cell table:formula="of:=[.B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22"/>
            </table:table-row>
            <table:table-row table:style-name="ro2">
              <table:table-cell table:formula="of:=[.A32]+1" office:value-type="float" office:value="31" calcext:value-type="float">
                <text:p>31</text:p>
              </table:table-cell>
              <table:table-cell table:formula="of:=[.B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22"/>
            </table:table-row>
            <table:table-row table:style-name="ro2">
              <table:table-cell table:formula="of:=[.A33]+1" office:value-type="float" office:value="32" calcext:value-type="float">
                <text:p>32</text:p>
              </table:table-cell>
              <table:table-cell table:formula="of:=[.B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</text:p>
              </table:table-cell>
              <table:table-cell table:number-columns-repeated="22"/>
            </table:table-row>
            <table:table-row table:style-name="ro2">
              <table:table-cell table:formula="of:=[.A34]+1" office:value-type="float" office:value="33" calcext:value-type="float">
                <text:p>33</text:p>
              </table:table-cell>
              <table:table-cell table:formula="of:=[.B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</text:p>
              </table:table-cell>
              <table:table-cell table:number-columns-repeated="22"/>
            </table:table-row>
          </table:table-row-group>
          <table:table-row table:style-name="ro4">
            <table:table-cell table:formula="of:=[.A35]+1" office:value-type="float" office:value="34" calcext:value-type="float">
              <text:p>34</text:p>
            </table:table-cell>
            <table:table-cell table:formula="of:=[.B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10"/>
            <table:table-cell office:value-type="string" calcext:value-type="string">
              <text:p>Pul?, 2</text:p>
            </table:table-cell>
            <table:table-cell/>
            <table:table-cell office:value-type="string" calcext:value-type="string">
              <text:p>V.9: Zusammen mit Kusch als “Schild fassende” genannt</text:p>
            </table:table-cell>
            <table:table-cell office:value-type="string" calcext:value-type="string">
              <text:p>V.10: Kriegsleute</text:p>
            </table:table-cell>
            <table:table-cell office:value-type="string" calcext:value-type="string">
              <text:p>V.5</text:p>
            </table:table-cell>
            <table:table-cell/>
            <table:table-cell office:value-type="string" calcext:value-type="string">
              <text:p>V.5 Mit Schild und Helm</text:p>
            </table:table-cell>
            <table:table-cell/>
            <table:table-cell office:value-type="string" calcext:value-type="string">
              <text:p>V.9</text:p>
            </table:table-cell>
            <table:table-cell table:number-columns-repeated="4"/>
          </table:table-row>
          <table:table-row table:style-name="ro2">
            <table:table-cell table:formula="of:=[.A36]+1" office:value-type="float" office:value="35" calcext:value-type="float">
              <text:p>35</text:p>
            </table:table-cell>
            <table:table-cell table:formula="of:=[.B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23"/>
          </table:table-row>
        </table:table-row-group>
        <table:table-row-group>
          <table:table-row table:style-name="ro2">
            <table:table-cell table:formula="of:=[.A37]+1" office:value-type="float" office:value="36" calcext:value-type="float">
              <text:p>36</text:p>
            </table:table-cell>
            <table:table-cell table:formula="of:=[.B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</text:p>
            </table:table-cell>
            <table:table-cell table:number-columns-repeated="22"/>
          </table:table-row>
          <table:table-row table:style-name="ro2">
            <table:table-cell table:formula="of:=[.A38]+1" office:value-type="float" office:value="37" calcext:value-type="float">
              <text:p>37</text:p>
            </table:table-cell>
            <table:table-cell table:formula="of:=[.B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</text:p>
            </table:table-cell>
            <table:table-cell table:number-columns-repeated="22"/>
          </table:table-row>
          <table:table-row table:style-name="ro2">
            <table:table-cell table:formula="of:=[.A39]+1" office:value-type="float" office:value="38" calcext:value-type="float">
              <text:p>38</text:p>
            </table:table-cell>
            <table:table-cell table:formula="of:=[.B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22"/>
          </table:table-row>
          <table:table-row table:style-name="ro2">
            <table:table-cell table:formula="of:=[.A40]+1" office:value-type="float" office:value="39" calcext:value-type="float">
              <text:p>39</text:p>
            </table:table-cell>
            <table:table-cell table:formula="of:=[.B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22"/>
          </table:table-row>
          <table:table-row table:style-name="ro2">
            <table:table-cell table:formula="of:=[.A41]+1" office:value-type="float" office:value="40" calcext:value-type="float">
              <text:p>40</text:p>
            </table:table-cell>
            <table:table-cell table:formula="of:=[.B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22"/>
          </table:table-row>
          <table:table-row table:style-name="ro2">
            <table:table-cell table:formula="of:=[.A42]+1" office:value-type="float" office:value="41" calcext:value-type="float">
              <text:p>41</text:p>
            </table:table-cell>
            <table:table-cell table:formula="of:=[.B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22"/>
          </table:table-row>
          <table:table-row table:style-name="ro2">
            <table:table-cell table:formula="of:=[.A43]+1" office:value-type="float" office:value="42" calcext:value-type="float">
              <text:p>42</text:p>
            </table:table-cell>
            <table:table-cell table:formula="of:=[.B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22"/>
          </table:table-row>
          <table:table-row table:style-name="ro2">
            <table:table-cell table:formula="of:=[.A44]+1" office:value-type="float" office:value="43" calcext:value-type="float">
              <text:p>43</text:p>
            </table:table-cell>
            <table:table-cell table:formula="of:=[.B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22"/>
          </table:table-row>
          <table:table-row table:style-name="ro2">
            <table:table-cell table:formula="of:=[.A45]+1" office:value-type="float" office:value="44" calcext:value-type="float">
              <text:p>44</text:p>
            </table:table-cell>
            <table:table-cell table:formula="of:=[.B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22"/>
          </table:table-row>
          <table:table-row table:style-name="ro2">
            <table:table-cell table:formula="of:=[.A46]+1" office:value-type="float" office:value="45" calcext:value-type="float">
              <text:p>45</text:p>
            </table:table-cell>
            <table:table-cell table:formula="of:=[.B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22"/>
          </table:table-row>
          <table:table-row table:style-name="ro2">
            <table:table-cell table:formula="of:=[.A47]+1" office:value-type="float" office:value="46" calcext:value-type="float">
              <text:p>46</text:p>
            </table:table-cell>
            <table:table-cell table:formula="of:=[.B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22"/>
          </table:table-row>
        </table:table-row-group>
        <table:table-row table:style-name="ro2">
          <table:table-cell table:formula="of:=[.A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5"/>
          <table:table-cell office:value-type="string" calcext:value-type="string">
            <text:p>bed. Name</text:p>
          </table:table-cell>
          <table:table-cell table:number-columns-repeated="18"/>
        </table:table-row>
        <table:table-row-group>
          <table:table-row table:style-name="ro3">
            <table:table-cell table:formula="of:=[.A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</table:table-cell>
            <table:table-cell table:number-columns-repeated="6"/>
            <table:table-cell office:value-type="string" calcext:value-type="string">
              <text:p>x, V.25</text:p>
            </table:table-cell>
            <table:table-cell table:number-columns-repeated="11"/>
          </table:table-row>
          <table:table-row table:style-name="ro4">
            <table:table-cell table:formula="of:=[.A50]+1" office:value-type="float" office:value="49" calcext:value-type="float">
              <text:p>49</text:p>
            </table:table-cell>
            <table:table-cell table:formula="of:=[.B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Madai liegt offenbar in Assur (2koe-17-6, 2koe-18-11)</text:p>
              <text:p><text:span text:style-name="T4">4mo-24-24: Schiffe der Kittim werden Assur demütigen</text:span></text:p>
            </table:table-cell>
            <table:table-cell table:number-columns-repeated="18"/>
          </table:table-row>
          <table:table-row table:style-name="ro2">
            <table:table-cell table:formula="of:=[.A51]+1" office:value-type="float" office:value="50" calcext:value-type="float">
              <text:p>50</text:p>
            </table:table-cell>
            <table:table-cell table:formula="of:=[.B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23"/>
          </table:table-row>
          <table:table-row-group>
            <table:table-row table:style-name="ro2">
              <table:table-cell table:formula="of:=[.A52]+1" office:value-type="float" office:value="51" calcext:value-type="float">
                <text:p>51</text:p>
              </table:table-cell>
              <table:table-cell table:formula="of:=[.B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22"/>
            </table:table-row>
            <table:table-row table:style-name="ro2">
              <table:table-cell table:formula="of:=[.A53]+1" office:value-type="float" office:value="52" calcext:value-type="float">
                <text:p>52</text:p>
              </table:table-cell>
              <table:table-cell table:formula="of:=[.B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21"/>
            </table:table-row>
            <table:table-row table:style-name="ro7">
              <table:table-cell table:formula="of:=[.A54]+1" office:value-type="float" office:value="53" calcext:value-type="float">
                <text:p>53</text:p>
              </table:table-cell>
              <table:table-cell table:formula="of:=[.B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18"/>
            </table:table-row>
            <table:table-row table:style-name="ro2">
              <table:table-cell table:formula="of:=[.A55]+1" office:value-type="float" office:value="54" calcext:value-type="float">
                <text:p>54</text:p>
              </table:table-cell>
              <table:table-cell table:formula="of:=[.B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20"/>
            </table:table-row>
          </table:table-row-group>
          <table:table-row-group>
            <table:table-row table:style-name="ro2">
              <table:table-cell table:formula="of:=[.A56]+1" office:value-type="float" office:value="55" calcext:value-type="float">
                <text:p>55</text:p>
              </table:table-cell>
              <table:table-cell table:formula="of:=[.B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19"/>
            </table:table-row>
            <table:table-row table:style-name="ro2">
              <table:table-cell table:formula="of:=[.A57]+1" office:value-type="float" office:value="56" calcext:value-type="float">
                <text:p>56</text:p>
              </table:table-cell>
              <table:table-cell table:formula="of:=[.B57]+1" office:value-type="float" office:value="9" calcext:value-type="float">
                <text:p>9</text:p>
              </table:table-cell>
              <table:table-cell/>
              <table:table-cell table:formula="of:=[.D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19"/>
            </table:table-row>
            <table:table-row table:style-name="ro2">
              <table:table-cell table:formula="of:=[.A58]+1" office:value-type="float" office:value="57" calcext:value-type="float">
                <text:p>57</text:p>
              </table:table-cell>
              <table:table-cell table:formula="of:=[.B58]+1" office:value-type="float" office:value="10" calcext:value-type="float">
                <text:p>10</text:p>
              </table:table-cell>
              <table:table-cell/>
              <table:table-cell table:formula="of:=[.D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19"/>
            </table:table-row>
            <table:table-row table:style-name="ro2">
              <table:table-cell table:formula="of:=[.A59]+1" office:value-type="float" office:value="58" calcext:value-type="float">
                <text:p>58</text:p>
              </table:table-cell>
              <table:table-cell table:formula="of:=[.B59]+1" office:value-type="float" office:value="11" calcext:value-type="float">
                <text:p>11</text:p>
              </table:table-cell>
              <table:table-cell/>
              <table:table-cell table:formula="of:=[.D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19"/>
            </table:table-row>
            <table:table-row table:style-name="ro2">
              <table:table-cell table:formula="of:=[.A60]+1" office:value-type="float" office:value="59" calcext:value-type="float">
                <text:p>59</text:p>
              </table:table-cell>
              <table:table-cell table:formula="of:=[.B60]+1" office:value-type="float" office:value="12" calcext:value-type="float">
                <text:p>12</text:p>
              </table:table-cell>
              <table:table-cell/>
              <table:table-cell table:formula="of:=[.D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19"/>
            </table:table-row>
            <table:table-row table:style-name="ro2">
              <table:table-cell table:formula="of:=[.A61]+1" office:value-type="float" office:value="60" calcext:value-type="float">
                <text:p>60</text:p>
              </table:table-cell>
              <table:table-cell table:formula="of:=[.B61]+1" office:value-type="float" office:value="13" calcext:value-type="float">
                <text:p>13</text:p>
              </table:table-cell>
              <table:table-cell/>
              <table:table-cell table:formula="of:=[.D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19"/>
            </table:table-row>
            <table:table-row table:style-name="ro2">
              <table:table-cell table:formula="of:=[.A62]+1" office:value-type="float" office:value="61" calcext:value-type="float">
                <text:p>61</text:p>
              </table:table-cell>
              <table:table-cell table:formula="of:=[.B62]+1" office:value-type="float" office:value="14" calcext:value-type="float">
                <text:p>14</text:p>
              </table:table-cell>
              <table:table-cell/>
              <table:table-cell table:formula="of:=[.D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19"/>
            </table:table-row>
            <table:table-row table:style-name="ro2">
              <table:table-cell table:formula="of:=[.A63]+1" office:value-type="float" office:value="62" calcext:value-type="float">
                <text:p>62</text:p>
              </table:table-cell>
              <table:table-cell table:formula="of:=[.B63]+1" office:value-type="float" office:value="15" calcext:value-type="float">
                <text:p>15</text:p>
              </table:table-cell>
              <table:table-cell/>
              <table:table-cell table:formula="of:=[.D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19"/>
            </table:table-row>
            <table:table-row table:style-name="ro2">
              <table:table-cell table:formula="of:=[.A64]+1" office:value-type="float" office:value="63" calcext:value-type="float">
                <text:p>63</text:p>
              </table:table-cell>
              <table:table-cell table:formula="of:=[.B64]+1" office:value-type="float" office:value="16" calcext:value-type="float">
                <text:p>16</text:p>
              </table:table-cell>
              <table:table-cell/>
              <table:table-cell table:formula="of:=[.D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19"/>
            </table:table-row>
            <table:table-row table:style-name="ro3">
              <table:table-cell table:formula="of:=[.A65]+1" office:value-type="float" office:value="64" calcext:value-type="float">
                <text:p>64</text:p>
              </table:table-cell>
              <table:table-cell table:formula="of:=[.B65]+1" office:value-type="float" office:value="17" calcext:value-type="float">
                <text:p>17</text:p>
              </table:table-cell>
              <table:table-cell/>
              <table:table-cell table:formula="of:=[.D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office:value-type="string" calcext:value-type="string">
                <text:p>Scheba auch ein Sohn von Ragma</text:p>
              </table:table-cell>
              <table:table-cell table:number-columns-repeated="18"/>
            </table:table-row>
            <table:table-row table:style-name="ro2">
              <table:table-cell table:formula="of:=[.A66]+1" office:value-type="float" office:value="65" calcext:value-type="float">
                <text:p>65</text:p>
              </table:table-cell>
              <table:table-cell table:formula="of:=[.B66]+1" office:value-type="float" office:value="18" calcext:value-type="float">
                <text:p>18</text:p>
              </table:table-cell>
              <table:table-cell/>
              <table:table-cell table:formula="of:=[.D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table:number-columns-repeated="19"/>
            </table:table-row>
            <table:table-row table:style-name="ro6">
              <table:table-cell table:formula="of:=[.A67]+1" office:value-type="float" office:value="66" calcext:value-type="float">
                <text:p>66</text:p>
              </table:table-cell>
              <table:table-cell table:formula="of:=[.B67]+1" office:value-type="float" office:value="19" calcext:value-type="float">
                <text:p>19</text:p>
              </table:table-cell>
              <table:table-cell/>
              <table:table-cell table:formula="of:=[.D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<text:span text:style-name="T5">Hawila auch ein Sohn von Kusch</text:span></text:p>
                <text:p><text:span text:style-name="T5">Hawila bis Sur vor Aegypten (1mo-25-18)</text:span></text:p>
              </table:table-cell>
              <table:table-cell table:number-columns-repeated="18"/>
            </table:table-row>
            <table:table-row table:style-name="ro2">
              <table:table-cell table:formula="of:=[.A68]+1" office:value-type="float" office:value="67" calcext:value-type="float">
                <text:p>67</text:p>
              </table:table-cell>
              <table:table-cell table:formula="of:=[.B68]+1" office:value-type="float" office:value="20" calcext:value-type="float">
                <text:p>20</text:p>
              </table:table-cell>
              <table:table-cell/>
              <table:table-cell table:formula="of:=[.D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style-name="Default"/>
              <table:table-cell table:number-columns-repeated="18"/>
            </table:table-row>
          </table:table-row-group>
          <table:table-row table:style-name="ro2">
            <table:table-cell table:formula="of:=[.A69]+1" office:value-type="float" office:value="68" calcext:value-type="float">
              <text:p>68</text:p>
            </table:table-cell>
            <table:table-cell table:formula="of:=[.B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10"/>
            <table:table-cell office:value-type="float" office:value="3" calcext:value-type="float">
              <text:p>3</text:p>
            </table:table-cell>
            <table:table-cell table:number-columns-repeated="12"/>
          </table:table-row>
          <table:table-row table:style-name="ro2">
            <table:table-cell table:formula="of:=[.A70]+1" office:value-type="float" office:value="69" calcext:value-type="float">
              <text:p>69</text:p>
            </table:table-cell>
            <table:table-cell table:formula="of:=[.B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23"/>
          </table:table-row>
        </table:table-row-group>
        <table:table-row-group>
          <table:table-row table:style-name="ro2">
            <table:table-cell table:formula="of:=[.A71]+1" office:value-type="float" office:value="70" calcext:value-type="float">
              <text:p>70</text:p>
            </table:table-cell>
            <table:table-cell table:formula="of:=[.B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22"/>
          </table:table-row>
          <table:table-row table:style-name="ro2">
            <table:table-cell table:formula="of:=[.A72]+1" office:value-type="float" office:value="71" calcext:value-type="float">
              <text:p>71</text:p>
            </table:table-cell>
            <table:table-cell table:formula="of:=[.B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22"/>
          </table:table-row>
          <table:table-row table:style-name="ro2">
            <table:table-cell table:formula="of:=[.A73]+1" office:value-type="float" office:value="72" calcext:value-type="float">
              <text:p>72</text:p>
            </table:table-cell>
            <table:table-cell table:formula="of:=[.B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22"/>
          </table:table-row>
          <table:table-row table:style-name="ro2">
            <table:table-cell table:formula="of:=[.A74]+1" office:value-type="float" office:value="73" calcext:value-type="float">
              <text:p>73</text:p>
            </table:table-cell>
            <table:table-cell table:formula="of:=[.B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22"/>
          </table:table-row>
        </table:table-row-group>
        <table:table-row table:style-name="ro2" table:number-rows-repeated="1048500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10:29:55.085381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5-11T13:38:15.052965957</dc:date>
    <meta:editing-duration>PT11H58M15S</meta:editing-duration>
    <meta:editing-cycles>93</meta:editing-cycles>
    <meta:generator>LibreOffice/6.0.3.2$Linux_X86_64 LibreOffice_project/00m0$Build-2</meta:generator>
    <meta:document-statistic meta:table-count="1" meta:cell-count="359" meta:object-count="0"/>
  </office:meta>
</office:document-meta>
</file>